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venshtein.minimum( int a , int b , int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venshtein.distance( String s , String 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